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3687" officeooo:paragraph-rsid="00193687"/>
    </style:style>
    <style:style style:name="P2" style:family="paragraph" style:parent-style-name="Standard" style:list-style-name="L1">
      <style:text-properties officeooo:rsid="00195b52" officeooo:paragraph-rsid="00195b52"/>
    </style:style>
    <style:style style:name="P3" style:family="paragraph" style:parent-style-name="Standard">
      <style:text-properties officeooo:rsid="00195b52" officeooo:paragraph-rsid="00195b52"/>
    </style:style>
    <style:style style:name="P4" style:family="paragraph" style:parent-style-name="Standard" style:list-style-name="L1">
      <style:text-properties officeooo:rsid="001b18af" officeooo:paragraph-rsid="001b18af"/>
    </style:style>
    <style:style style:name="T1" style:family="text">
      <style:text-properties officeooo:rsid="001b18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00366389" text:style-name="L1">
        <text:list-item>
          <text:p text:style-name="P1">Introduction</text:p>
        </text:list-item>
        <text:list-item>
          <text:p text:style-name="P1">Getting Started</text:p>
          <text:list>
            <text:list-item>
              <text:p text:style-name="P1">Environment &amp; Dependencies</text:p>
            </text:list-item>
            <text:list-item>
              <text:p text:style-name="P1">Concepts</text:p>
              <text:list>
                <text:list-item>
                  <text:p text:style-name="P2">Model<text:span text:style-name="T1">s</text:span></text:p>
                  <text:list>
                    <text:list-item>
                      <text:p text:style-name="P4">Namespace</text:p>
                    </text:list-item>
                    <text:list-item>
                      <text:p text:style-name="P4">Infrastructure</text:p>
                    </text:list-item>
                    <text:list-item>
                      <text:p text:style-name="P4">Configuration</text:p>
                    </text:list-item>
                    <text:list-item>
                      <text:p text:style-name="P4"/>
                    </text:list-item>
                  </text:list>
                </text:list-item>
                <text:list-item>
                  <text:p text:style-name="P2">Reference</text:p>
                </text:list-item>
                <text:list-item>
                  <text:p text:style-name="P2">Context</text:p>
                </text:list-item>
                <text:list-item>
                  <text:p text:style-name="P2">Orchestrator</text:p>
                </text:list-item>
                <text:list-item>
                  <text:p text:style-name="P2">Provisioner Proxy</text:p>
                </text:list-item>
              </text:list>
            </text:list-item>
          </text:list>
        </text:list-item>
        <text:list-item>
          <text:p text:style-name="P2">First Model-- Infrastructure</text:p>
        </text:list-item>
        <text:list-item>
          <text:p text:style-name="P2"/>
        </text:list-item>
        <text:list-item>
          <text:p text:style-name="P2">Clouds</text:p>
          <text:list>
            <text:list-item>
              <text:p text:style-name="P2">AWS</text:p>
              <text:list>
                <text:list-item>
                  <text:p text:style-name="P2">Proxy</text:p>
                </text:list-item>
                <text:list-item>
                  <text:p text:style-name="P2">Resources</text:p>
                </text:list-item>
              </text:list>
            </text:list-item>
            <text:list-item>
              <text:p text:style-name="P2">OpenStack</text:p>
              <text:list>
                <text:list-item>
                  <text:p text:style-name="P2">Proxy</text:p>
                </text:list-item>
                <text:list-item>
                  <text:p text:style-name="P2">Resources</text:p>
                </text:list-item>
              </text:list>
            </text:list-item>
            <text:list-item>
              <text:p text:style-name="P2">Azure</text:p>
              <text:list>
                <text:list-item>
                  <text:p text:style-name="P2">Proxy</text:p>
                </text:list-item>
                <text:list-item>
                  <text:p text:style-name="P2">Resources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8:01:55.506456186</meta:creation-date>
    <dc:date>2020-04-27T22:47:42.154544678</dc:date>
    <meta:editing-duration>PT15M6S</meta:editing-duration>
    <meta:editing-cycles>1</meta:editing-cycles>
    <meta:document-statistic meta:table-count="0" meta:image-count="0" meta:object-count="0" meta:page-count="1" meta:paragraph-count="25" meta:word-count="54" meta:character-count="291" meta:non-whitespace-character-count="285"/>
    <meta:generator>LibreOffice/6.0.7.3$Linux_X86_64 LibreOffice_project/00m0$Build-3</meta:generator>
  </office:meta>
</office:document-meta>
</file>